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1b18d"/>
    </style:style>
    <style:style style:name="P2" style:family="paragraph" style:parent-style-name="Standard">
      <style:text-properties officeooo:rsid="0011b18d" officeooo:paragraph-rsid="0011b18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1b1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ercise 0: Theory (Homework)</text:h>
      <text:p text:style-name="P1"><text:span text:style-name="T2">1. What is the problem of inverse kinematics and why is it hard?</text:span></text:p>
      <text:p text:style-name="Standard"/>
      <text:p text:style-name="P2"/>
      <text:p text:style-name="P2"/>
      <text:p text:style-name="P2"><text:span text:style-name="T2">2. Explain the function of the Jacobian J.</text:span></text:p>
      <text:p text:style-name="P2"/>
      <text:p text:style-name="P2"/>
      <text:p text:style-name="Standard"/>
      <text:p text:style-name="P1"><text:span text:style-name="T2">3. How can we satisfy more than one constraint at once?</text:span></text:p>
      <text:p text:style-name="Standard"/>
      <text:p text:style-name="Standard"/>
      <text:p text:style-name="Standard"/>
      <text:p text:style-name="Standard"/>
      <text:h text:style-name="Heading_20_1" text:outline-level="1">Compare the <text:span text:style-name="T4">results of </text:span>Ex. 3 and Ex. 4:</text:h>
      <text:p text:style-name="P1"><text:span text:style-name="T1">1. Do you see differences in the computed IK solutions?</text:span></text:p>
      <text:p text:style-name="P1"><text:span text:style-name="T1"/></text:p>
      <text:p text:style-name="P1"><text:span text:style-name="T1"/></text:p>
      <text:p text:style-name="P1"><text:span text:style-name="T1">2. Can you explain what you observe?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4T14:31:34.383489380</meta:creation-date>
    <dc:date>2021-07-14T14:33:41.708719878</dc:date>
    <meta:editing-duration>PT2M7S</meta:editing-duration>
    <meta:editing-cycles>1</meta:editing-cycles>
    <meta:document-statistic meta:table-count="0" meta:image-count="0" meta:object-count="0" meta:page-count="1" meta:paragraph-count="7" meta:word-count="62" meta:character-count="320" meta:non-whitespace-character-count="265"/>
    <meta:generator>LibreOffice/6.0.7.3$Linux_X86_64 LibreOffice_project/00m0$Build-3</meta:generator>
  </office:meta>
</office:document-meta>
</file>